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officeooo:paragraph-rsid="0014973e"/>
    </style:style>
    <style:style style:name="P2" style:family="paragraph" style:parent-style-name="Text_20_body">
      <style:text-properties officeooo:rsid="000983ab" officeooo:paragraph-rsid="000983ab"/>
    </style:style>
    <style:style style:name="P3" style:family="paragraph" style:parent-style-name="Text_20_body">
      <style:text-properties officeooo:rsid="0009e1a7" officeooo:paragraph-rsid="000983ab"/>
    </style:style>
    <style:style style:name="P4" style:family="paragraph" style:parent-style-name="Text_20_body">
      <style:text-properties officeooo:rsid="003d8e99" officeooo:paragraph-rsid="000e7241"/>
    </style:style>
    <style:style style:name="P5" style:family="paragraph" style:parent-style-name="Text_20_body">
      <style:text-properties officeooo:rsid="002bb6a2" officeooo:paragraph-rsid="000e7241"/>
    </style:style>
    <style:style style:name="P6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3ab" officeooo:paragraph-rsid="000983ab" style:font-size-asian="17.5pt" style:font-weight-asian="bold" style:font-size-complex="20pt" style:font-weight-complex="bold"/>
    </style:style>
    <style:style style:name="P7" style:family="paragraph" style:parent-style-name="Text_20_body">
      <style:text-properties officeooo:rsid="000aeeea" officeooo:paragraph-rsid="000aeeea"/>
    </style:style>
    <style:style style:name="P8" style:family="paragraph" style:parent-style-name="Text_20_body">
      <style:text-properties officeooo:rsid="000aeeea" officeooo:paragraph-rsid="00103366"/>
    </style:style>
    <style:style style:name="P9" style:family="paragraph" style:parent-style-name="Text_20_body">
      <style:text-properties officeooo:rsid="000b211d" officeooo:paragraph-rsid="000b211d"/>
    </style:style>
    <style:style style:name="P10" style:family="paragraph" style:parent-style-name="Text_20_body">
      <style:text-properties officeooo:rsid="000b211d" officeooo:paragraph-rsid="000e7241"/>
    </style:style>
    <style:style style:name="P11" style:family="paragraph" style:parent-style-name="Text_20_body">
      <style:text-properties officeooo:rsid="0008f831" officeooo:paragraph-rsid="000cf9e4"/>
    </style:style>
    <style:style style:name="P12" style:family="paragraph" style:parent-style-name="Text_20_body">
      <style:text-properties officeooo:rsid="001c8f3d" officeooo:paragraph-rsid="000cf9e4"/>
    </style:style>
    <style:style style:name="P13" style:family="paragraph" style:parent-style-name="Text_20_body">
      <style:text-properties officeooo:rsid="001a4162" officeooo:paragraph-rsid="000cf9e4"/>
    </style:style>
    <style:style style:name="P14" style:family="paragraph" style:parent-style-name="Text_20_body">
      <style:text-properties officeooo:rsid="001a77fa" officeooo:paragraph-rsid="000cf9e4"/>
    </style:style>
    <style:style style:name="P15" style:family="paragraph" style:parent-style-name="Text_20_body">
      <style:text-properties officeooo:rsid="0019b39b" officeooo:paragraph-rsid="000cf9e4"/>
    </style:style>
    <style:style style:name="P16" style:family="paragraph" style:parent-style-name="Text_20_body">
      <style:text-properties officeooo:rsid="000e7241" officeooo:paragraph-rsid="000e7241"/>
    </style:style>
    <style:style style:name="P17" style:family="paragraph" style:parent-style-name="Text_20_body">
      <style:text-properties officeooo:rsid="00103366" officeooo:paragraph-rsid="00103366"/>
    </style:style>
    <style:style style:name="P18" style:family="paragraph" style:parent-style-name="Text_20_body">
      <style:text-properties officeooo:rsid="0011cf0f" officeooo:paragraph-rsid="0011cf0f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officeooo:rsid="0013179d" officeooo:paragraph-rsid="0013179d"/>
    </style:style>
    <style:style style:name="P21" style:family="paragraph" style:parent-style-name="Text_20_body">
      <style:text-properties officeooo:paragraph-rsid="0013179d"/>
    </style:style>
    <style:style style:name="P22" style:family="paragraph" style:parent-style-name="Text_20_body">
      <style:text-properties officeooo:rsid="002eaa60" officeooo:paragraph-rsid="0013179d"/>
    </style:style>
    <style:style style:name="P23" style:family="paragraph" style:parent-style-name="Text_20_body">
      <style:text-properties officeooo:rsid="002f0338" officeooo:paragraph-rsid="0013179d"/>
    </style:style>
    <style:style style:name="P24" style:family="paragraph" style:parent-style-name="Text_20_body">
      <style:text-properties officeooo:rsid="00132a0c" officeooo:paragraph-rsid="0013179d"/>
    </style:style>
    <style:style style:name="P25" style:family="paragraph" style:parent-style-name="Text_20_body">
      <style:text-properties officeooo:rsid="002d90a5" officeooo:paragraph-rsid="0013179d"/>
    </style:style>
    <style:style style:name="P26" style:family="paragraph" style:parent-style-name="Text_20_body">
      <style:text-properties officeooo:rsid="00408ecf" officeooo:paragraph-rsid="0013179d"/>
    </style:style>
    <style:style style:name="P27" style:family="paragraph" style:parent-style-name="Text_20_body">
      <style:text-properties officeooo:rsid="002aa2f5" officeooo:paragraph-rsid="0013179d"/>
    </style:style>
    <style:style style:name="P28" style:family="paragraph" style:parent-style-name="Preformatted_20_Text">
      <style:text-properties officeooo:rsid="000b7946" officeooo:paragraph-rsid="000e7241"/>
    </style:style>
    <style:style style:name="P29" style:family="paragraph" style:parent-style-name="Preformatted_20_Text">
      <style:text-properties officeooo:paragraph-rsid="000e7241"/>
    </style:style>
    <style:style style:name="P30" style:family="paragraph" style:parent-style-name="Preformatted_20_Text">
      <style:text-properties fo:font-weight="bold" style:font-weight-asian="bold" style:font-weight-complex="bold"/>
    </style:style>
    <style:style style:name="P31" style:family="paragraph" style:parent-style-name="programacion">
      <style:text-properties officeooo:paragraph-rsid="000b211d"/>
    </style:style>
    <style:style style:name="P32" style:family="paragraph" style:parent-style-name="programacion">
      <style:text-properties officeooo:rsid="000b211d" officeooo:paragraph-rsid="000b211d"/>
    </style:style>
    <style:style style:name="P33" style:family="paragraph" style:parent-style-name="programacion">
      <style:text-properties officeooo:rsid="002339bf" officeooo:paragraph-rsid="0013179d"/>
    </style:style>
    <style:style style:name="P34" style:family="paragraph" style:parent-style-name="programacion">
      <style:text-properties officeooo:paragraph-rsid="0013179d"/>
    </style:style>
    <style:style style:name="P35" style:family="paragraph" style:parent-style-name="Text_20_body">
      <style:text-properties fo:font-weight="normal" officeooo:rsid="0013cd30" officeooo:paragraph-rsid="000983ab" style:font-weight-asian="normal" style:font-weight-complex="normal"/>
    </style:style>
    <style:style style:name="P36" style:family="paragraph" style:parent-style-name="Text_20_body">
      <style:text-properties fo:font-weight="normal" officeooo:rsid="000b211d" officeooo:paragraph-rsid="000b211d" style:font-weight-asian="normal" style:font-weight-complex="normal"/>
    </style:style>
    <style:style style:name="P37" style:family="paragraph" style:parent-style-name="Text_20_body" style:list-style-name="L1">
      <style:text-properties officeooo:paragraph-rsid="0014973e"/>
    </style:style>
    <style:style style:name="P38" style:family="paragraph" style:parent-style-name="Text_20_body">
      <style:text-properties officeooo:rsid="000983ab" officeooo:paragraph-rsid="0014973e"/>
    </style:style>
    <style:style style:name="P39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weight-asian="bold" style:font-weight-complex="bold"/>
    </style:style>
    <style:style style:name="P40" style:family="paragraph" style:parent-style-name="Text_20_body">
      <style:text-properties officeooo:rsid="0011cf0f" officeooo:paragraph-rsid="0011cf0f"/>
    </style:style>
    <style:style style:name="P41" style:family="paragraph" style:parent-style-name="Text_20_body">
      <style:text-properties officeooo:rsid="00185913" officeooo:paragraph-rsid="00185913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officeooo:paragraph-rsid="0014973e"/>
    </style:style>
    <style:style style:name="P43" style:family="paragraph" style:parent-style-name="Heading_20_2">
      <style:text-properties officeooo:paragraph-rsid="000983ab"/>
    </style:style>
    <style:style style:name="P44" style:family="paragraph" style:parent-style-name="Heading_20_2">
      <style:text-properties officeooo:rsid="001c2fc6" officeooo:paragraph-rsid="000cf9e4"/>
    </style:style>
    <style:style style:name="P45" style:family="paragraph" style:parent-style-name="Heading_20_2">
      <style:text-properties officeooo:paragraph-rsid="000cf9e4"/>
    </style:style>
    <style:style style:name="P46" style:family="paragraph" style:parent-style-name="Heading_20_2">
      <style:text-properties officeooo:paragraph-rsid="000e7241"/>
    </style:style>
    <style:style style:name="P47" style:family="paragraph" style:parent-style-name="Heading_20_2">
      <style:text-properties officeooo:paragraph-rsid="00103366"/>
    </style:style>
    <style:style style:name="P48" style:family="paragraph" style:parent-style-name="Heading_20_2">
      <style:text-properties officeooo:paragraph-rsid="0013179d"/>
    </style:style>
    <style:style style:name="P49" style:family="paragraph" style:parent-style-name="Heading_20_2">
      <style:text-properties officeooo:paragraph-rsid="000b211d"/>
    </style:style>
    <style:style style:name="P50" style:family="paragraph" style:parent-style-name="Heading_20_1">
      <style:text-properties officeooo:rsid="000983ab" officeooo:paragraph-rsid="000983ab"/>
    </style:style>
    <style:style style:name="P51" style:family="paragraph" style:parent-style-name="Heading_20_1">
      <style:text-properties officeooo:rsid="000aeeea" officeooo:paragraph-rsid="000e7241"/>
    </style:style>
    <style:style style:name="P52" style:family="paragraph" style:parent-style-name="Heading_20_1">
      <style:text-properties officeooo:rsid="00103366" officeooo:paragraph-rsid="00103366"/>
    </style:style>
    <style:style style:name="P53" style:family="paragraph" style:parent-style-name="Heading_20_1">
      <style:text-properties officeooo:rsid="00282e8d" officeooo:paragraph-rsid="0013179d"/>
    </style:style>
    <style:style style:name="P54" style:family="paragraph" style:parent-style-name="Heading_20_3">
      <style:text-properties officeooo:paragraph-rsid="0013179d"/>
    </style:style>
    <style:style style:name="P55" style:family="paragraph" style:parent-style-name="Heading_20_3">
      <style:text-properties officeooo:rsid="00374a79" officeooo:paragraph-rsid="0013179d"/>
    </style:style>
    <style:style style:name="P56" style:family="paragraph" style:parent-style-name="Heading_20_3">
      <style:text-properties officeooo:rsid="001f588a" officeooo:paragraph-rsid="0013179d"/>
    </style:style>
    <style:style style:name="P57" style:family="paragraph" style:parent-style-name="Heading_20_3">
      <style:text-properties officeooo:rsid="00203bdb" officeooo:paragraph-rsid="0013179d"/>
    </style:style>
    <style:style style:name="P58" style:family="paragraph" style:parent-style-name="Heading_20_3">
      <style:text-properties officeooo:paragraph-rsid="000b211d"/>
    </style:style>
    <style:style style:name="P59" style:family="paragraph" style:parent-style-name="Heading_20_3">
      <style:text-properties officeooo:rsid="00269321" officeooo:paragraph-rsid="000b211d"/>
    </style:style>
    <style:style style:name="P60" style:family="paragraph" style:parent-style-name="Heading_20_3">
      <style:text-properties officeooo:rsid="0029eccc" officeooo:paragraph-rsid="000b211d"/>
    </style:style>
    <style:style style:name="P61" style:family="paragraph" style:parent-style-name="Heading_20_3">
      <style:text-properties officeooo:rsid="000b211d" officeooo:paragraph-rsid="000b211d"/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Preformatted_20_Text">
      <style:text-properties officeooo:rsid="00163093"/>
    </style:style>
    <style:style style:name="P65" style:family="paragraph" style:parent-style-name="Preformatted_20_Text">
      <style:text-properties officeooo:rsid="000aeeea" officeooo:paragraph-rsid="000e7241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983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83ab" style:font-weight-asian="bold" style:font-weight-complex="bold"/>
    </style:style>
    <style:style style:name="T4" style:family="text">
      <style:text-properties fo:font-weight="bold" officeooo:rsid="000e724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cd30" style:font-weight-asian="normal" style:font-weight-complex="normal"/>
    </style:style>
    <style:style style:name="T7" style:family="text">
      <style:text-properties fo:font-weight="normal" officeooo:rsid="0011cf0f" style:font-weight-asian="normal" style:font-weight-complex="normal"/>
    </style:style>
    <style:style style:name="T8" style:family="text">
      <style:text-properties officeooo:rsid="000aeeea"/>
    </style:style>
    <style:style style:name="T9" style:family="text">
      <style:text-properties officeooo:rsid="000b211d"/>
    </style:style>
    <style:style style:name="T10" style:family="text">
      <style:text-properties officeooo:rsid="00267753"/>
    </style:style>
    <style:style style:name="T11" style:family="text">
      <style:text-properties officeooo:rsid="00455bef"/>
    </style:style>
    <style:style style:name="T12" style:family="text">
      <style:text-properties officeooo:rsid="001a4162"/>
    </style:style>
    <style:style style:name="T13" style:family="text">
      <style:text-properties officeooo:rsid="0019b39b"/>
    </style:style>
    <style:style style:name="T14" style:family="text">
      <style:text-properties officeooo:rsid="000e7241"/>
    </style:style>
    <style:style style:name="T15" style:family="text">
      <style:text-properties officeooo:rsid="00103366"/>
    </style:style>
    <style:style style:name="T16" style:family="text">
      <style:text-properties officeooo:rsid="0011cf0f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officeooo:rsid="0013179d" style:font-weight-asian="bold" style:font-weight-complex="bold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bold" officeooo:rsid="0013179d" style:font-weight-asian="bold" style:font-weight-complex="bold"/>
    </style:style>
    <style:style style:name="T19" style:family="text">
      <style:text-properties officeooo:rsid="0013179d"/>
    </style:style>
    <style:style style:name="T20" style:family="text">
      <style:text-properties officeooo:rsid="001430b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eaa60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fo:font-weight="normal" officeooo:rsid="00407fdb" style:font-style-asian="normal" style:font-weight-asian="normal" style:font-style-complex="normal" style:font-weight-complex="normal"/>
    </style:style>
    <style:style style:name="T26" style:family="text">
      <style:text-properties officeooo:rsid="0031bf5a"/>
    </style:style>
    <style:style style:name="T27" style:family="text">
      <style:text-properties officeooo:rsid="003f3dd0"/>
    </style:style>
    <style:style style:name="T28" style:family="text">
      <style:text-properties officeooo:rsid="002d90a5"/>
    </style:style>
    <style:style style:name="T29" style:family="text">
      <style:text-properties officeooo:rsid="002eaa60"/>
    </style:style>
    <style:style style:name="T30" style:family="text">
      <style:text-properties officeooo:rsid="00256b5f"/>
    </style:style>
    <style:style style:name="T31" style:family="text">
      <style:text-properties officeooo:rsid="0037fbef"/>
    </style:style>
    <style:style style:name="T32" style:family="text">
      <style:text-properties officeooo:rsid="001f588a"/>
    </style:style>
    <style:style style:name="T33" style:family="text">
      <style:text-properties officeooo:rsid="00418845"/>
    </style:style>
    <style:style style:name="T34" style:family="text">
      <style:text-properties officeooo:rsid="00185913"/>
    </style:style>
    <style:style style:name="T35" style:family="text">
      <style:text-properties fo:background-color="#00ccff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REAR PLUGIN DE AUTENTICACIÓN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66"><text:a xlink:type="simple" xlink:href="#__RefHeading__620_76792402" text:style-name="Index_20_Link" text:visited-style-name="Index_20_Link">Consideraciones iniciales<text:tab/>1</text:a></text:p>
          <text:p text:style-name="P62"><text:a xlink:type="simple" xlink:href="#__RefHeading__622_76792402" text:style-name="Index_20_Link" text:visited-style-name="Index_20_Link">* Método principal de autenticación: authenticate_user_login<text:tab/>1</text:a></text:p>
          <text:p text:style-name="P62"><text:a xlink:type="simple" xlink:href="#__RefHeading__696_76792402" text:style-name="Index_20_Link" text:visited-style-name="Index_20_Link">* Activar / desactivar plugin<text:tab/>2</text:a></text:p>
          <text:p text:style-name="P62"><text:a xlink:type="simple" xlink:href="#__RefHeading__336_1648876338" text:style-name="Index_20_Link" text:visited-style-name="Index_20_Link">* Site policies<text:tab/>2</text:a></text:p>
          <text:p text:style-name="P62"><text:a xlink:type="simple" xlink:href="#__RefHeading__338_1648876338" text:style-name="Index_20_Link" text:visited-style-name="Index_20_Link">* Configuración propia del plugin<text:tab/>2</text:a></text:p>
          <text:p text:style-name="P62"><text:a xlink:type="simple" xlink:href="#__RefHeading__626_76792402" text:style-name="Index_20_Link" text:visited-style-name="Index_20_Link">* Prueba de plugin<text:tab/>2</text:a></text:p>
          <text:p text:style-name="P62"><text:a xlink:type="simple" xlink:href="#__RefHeading__789_76792402" text:style-name="Index_20_Link" text:visited-style-name="Index_20_Link">* mnethostid<text:tab/>3</text:a></text:p>
          <text:p text:style-name="P62"><text:a xlink:type="simple" xlink:href="#__RefHeading__968_991508088" text:style-name="Index_20_Link" text:visited-style-name="Index_20_Link">* Acceso campus de prueba<text:tab/>4</text:a></text:p>
          <text:p text:style-name="P66"><text:a xlink:type="simple" xlink:href="#__RefHeading__628_76792402" text:style-name="Index_20_Link" text:visited-style-name="Index_20_Link">1 Configurar plugin<text:tab/>4</text:a></text:p>
          <text:p text:style-name="P62"><text:a xlink:type="simple" xlink:href="#__RefHeading__631_76792402" text:style-name="Index_20_Link" text:visited-style-name="Index_20_Link">* auth.php<text:tab/>4</text:a></text:p>
          <text:p text:style-name="P62"><text:a xlink:type="simple" xlink:href="#__RefHeading__633_76792402" text:style-name="Index_20_Link" text:visited-style-name="Index_20_Link">* auth_fceldap.php<text:tab/>4</text:a></text:p>
          <text:p text:style-name="P66"><text:a xlink:type="simple" xlink:href="#__RefHeading__643_76792402" text:style-name="Index_20_Link" text:visited-style-name="Index_20_Link">2 Crear método de autentificación: user_login<text:tab/>4</text:a></text:p>
          <text:p text:style-name="P62"><text:a xlink:type="simple" xlink:href="#__RefHeading__714_76792402" text:style-name="Index_20_Link" text:visited-style-name="Index_20_Link">* Detalle de authenticate_user_login()<text:tab/>4</text:a></text:p>
          <text:p text:style-name="P66"><text:a xlink:type="simple" xlink:href="#__RefHeading__716_76792402" text:style-name="Index_20_Link" text:visited-style-name="Index_20_Link">3 Actualizar mdl_user con datos obtenidos de fuente externa.<text:tab/>5</text:a></text:p>
          <text:p text:style-name="P62"><text:a xlink:type="simple" xlink:href="#__RefHeading__718_76792402" text:style-name="Index_20_Link" text:visited-style-name="Index_20_Link">* is_synchronised_with_external<text:tab/>5</text:a></text:p>
          <text:p text:style-name="P62"><text:a xlink:type="simple" xlink:href="#__RefHeading__720_76792402" text:style-name="Index_20_Link" text:visited-style-name="Index_20_Link">* configurar fields que se desean actualizar<text:tab/>6</text:a></text:p>
          <text:p text:style-name="P62"><text:a xlink:type="simple" xlink:href="#__RefHeading__722_76792402" text:style-name="Index_20_Link" text:visited-style-name="Index_20_Link">* Definir método get_userinfo($username)<text:tab/>6</text:a></text:p>
          <text:p text:style-name="P62"><text:a xlink:type="simple" xlink:href="#__RefHeading__724_76792402" text:style-name="Index_20_Link" text:visited-style-name="Index_20_Link">* Detalle de authenticate_user_login()<text:tab/>6</text:a></text:p>
          <text:p text:style-name="P66"><text:a xlink:type="simple" xlink:href="#__RefHeading__736_76792402" text:style-name="Index_20_Link" text:visited-style-name="Index_20_Link">4 Detalle de los métodos del plugin de autenticación<text:tab/>8</text:a></text:p>
          <text:p text:style-name="P62"><text:a xlink:type="simple" xlink:href="#__RefHeading__738_76792402" text:style-name="Index_20_Link" text:visited-style-name="Index_20_Link">* can_change_password()<text:tab/>8</text:a></text:p>
          <text:p text:style-name="P62"><text:a xlink:type="simple" xlink:href="#__RefHeading__387_1648876338" text:style-name="Index_20_Link" text:visited-style-name="Index_20_Link">* can_edit_profile()<text:tab/>8</text:a></text:p>
          <text:p text:style-name="P62"><text:a xlink:type="simple" xlink:href="#__RefHeading__389_1648876338" text:style-name="Index_20_Link" text:visited-style-name="Index_20_Link">* can_reset_password()<text:tab/>8</text:a></text:p>
          <text:p text:style-name="P62"><text:a xlink:type="simple" xlink:href="#__RefHeading__391_1648876338" text:style-name="Index_20_Link" text:visited-style-name="Index_20_Link">* is_internal()<text:tab/>8</text:a></text:p>
          <text:p text:style-name="P66"><text:a xlink:type="simple" xlink:href="#__RefHeading__650_76792402" text:style-name="Index_20_Link" text:visited-style-name="Index_20_Link">Librerías y ejemplos para utilizar en plugins<text:tab/>8</text:a></text:p>
          <text:p text:style-name="P62"><text:a xlink:type="simple" xlink:href="#__RefHeading__768_76792402" text:style-name="Index_20_Link" text:visited-style-name="Index_20_Link">* Clase para manipular usuarios<text:tab/>8</text:a></text:p>
          <text:p text:style-name="P62"><text:a xlink:type="simple" xlink:href="#__RefHeading__356_1648876338" text:style-name="Index_20_Link" text:visited-style-name="Index_20_Link">* Librería para acceder a la base de datos: moodle/lib/dml/moodle_database.php<text:tab/>9</text:a></text:p>
          <text:p text:style-name="P63"><text:a xlink:type="simple" xlink:href="#__RefHeading__358_1648876338" text:style-name="Index_20_Link" text:visited-style-name="Index_20_Link">&gt; Ejemplo: Obtener un usuario de mdl_user o false si no existe<text:tab/>9</text:a></text:p>
          <text:p text:style-name="P63"><text:a xlink:type="simple" xlink:href="#__RefHeading__655_825685526" text:style-name="Index_20_Link" text:visited-style-name="Index_20_Link">&gt; Ejemplo: Insertar usuario<text:tab/>9</text:a></text:p>
          <text:p text:style-name="P63"><text:a xlink:type="simple" xlink:href="#__RefHeading__657_825685526" text:style-name="Index_20_Link" text:visited-style-name="Index_20_Link">&gt; Ejemplo: Actualizar usuario<text:tab/>9</text:a></text:p>
          <text:p text:style-name="P62"><text:a xlink:type="simple" xlink:href="#__RefHeading__368_1648876338" text:style-name="Index_20_Link" text:visited-style-name="Index_20_Link">* Librería de manipulación de usuarios: moodle/user/lib.php<text:tab/>9</text:a></text:p>
          <text:p text:style-name="P63"><text:a xlink:type="simple" xlink:href="#__RefHeading__370_1648876338" text:style-name="Index_20_Link" text:visited-style-name="Index_20_Link">&gt; Lista de funciones<text:tab/>9</text:a></text:p>
          <text:p text:style-name="P63"><text:a xlink:type="simple" xlink:href="#__RefHeading__372_1648876338" text:style-name="Index_20_Link" text:visited-style-name="Index_20_Link">&gt; Ejemplo actualizar usuario: user_update_user<text:tab/>9</text:a></text:p>
          <text:p text:style-name="P62"><text:a xlink:type="simple" xlink:href="#__RefHeading__671_76792402" text:style-name="Index_20_Link" text:visited-style-name="Index_20_Link">* Librería de uso general moodle/lib/moodlelib.php<text:tab/>9</text:a></text:p>
          <text:p text:style-name="P63"><text:a xlink:type="simple" xlink:href="#__RefHeading__673_76792402" text:style-name="Index_20_Link" text:visited-style-name="Index_20_Link">&gt; Si existe usuario en mdl_user, validar password<text:tab/>9</text:a></text:p>
          <text:p text:style-name="P63"><text:a xlink:type="simple" xlink:href="#__RefHeading__364_1648876338" text:style-name="Index_20_Link" text:visited-style-name="Index_20_Link">&gt; Obtener usuario utilizando id<text:tab/>9</text:a></text:p>
          <text:p text:style-name="P63"><text:a xlink:type="simple" xlink:href="#__RefHeading__675_76792402" text:style-name="Index_20_Link" text:visited-style-name="Index_20_Link">&gt; Obtener usuario utilizando username<text:tab/>9</text:a></text:p>
          <text:p text:style-name="P63"><text:a xlink:type="simple" xlink:href="#__RefHeading__366_1648876338" text:style-name="Index_20_Link" text:visited-style-name="Index_20_Link">&gt; Actualizar password del usuario<text:tab/>9</text:a></text:p>
        </text:index-body>
      </text:table-of-content>
      <text:h text:style-name="P50" text:outline-level="1"><text:bookmark-start text:name="__RefHeading__620_76792402"/>Consideraciones iniciales<text:bookmark-end text:name="__RefHeading__620_76792402"/></text:h>
      <text:h text:style-name="P43" text:outline-level="2"><text:bookmark-start text:name="__RefHeading__622_76792402"/>* <text:span text:style-name="T1">Método principal de autenticación: </text:span><text:span text:style-name="T3">authenticate_user_login</text:span><text:bookmark-end text:name="__RefHeading__622_76792402"/></text:h>
      <text:p text:style-name="P3">La autenticación se realiza mediante la ejecución de la función <text:span text:style-name="T2">/lib/moodlelib.php → authenticate_user_login()</text:span><text:span text:style-name="T5"> que realiza el siguiente proceso </text:span><text:span text:style-name="T6">descripto en: </text:span><text:soft-page-break/><text:a xlink:type="simple" xlink:href="https://docs.moodle.org/dev/Authentication_plugins#authenticate_user_login.28.29"><text:span text:style-name="T6">https://docs.moodle.org/dev/Authentication_plugins#authenticate_user_login.28.29</text:span></text:a></text:p>
      <text:p text:style-name="P35"/>
      <text:p text:style-name="P35">1) It gets a list of enabled authentication plugins. </text:p>
      <text:p text:style-name="P35">2) It looks up the username in the mdl_user table to see if they are allowed to log in, and which authentication plugin handles their login requests. (This will be the plugin that handled their first-ever login request.) </text:p>
      <text:p text:style-name="P36">3) It creates a user object, which will contain the data from mdl_user if the username is known; if not, it will be an empty object.</text:p>
      <text:p text:style-name="P36">4) It does the following with the authentication plugin (note that for a username unknown to Moodle, it will do these steps for each authenticated plugin until one succeeds or it has tried them all):</text:p>
      <text:p text:style-name="P36"><text:tab/>a) Calls the user_login() function provided by that plugin, which returns a boolean value based on whether the credentials authenticate or not. If the result is false (not authenticated), skips the rest of the steps below and continues to the next plugin</text:p>
      <text:h text:style-name="P44" text:outline-level="2"><text:bookmark-start text:name="__RefHeading__696_76792402"/>* Activar / desactivar plugin<text:bookmark-end text:name="__RefHeading__696_76792402"/></text:h>
      <text:p text:style-name="P11">Home / Site administration / Plugins / Authentication / Manage authentication</text:p>
      <text:p text:style-name="P12">* Desde el panel se puede activar un plugin, acceder a la configuración propia del plugin <text:span text:style-name="T11">(si está definida) </text:span>y desinstalar el plugin.</text:p>
      <text:h text:style-name="P45" text:outline-level="2"><text:bookmark-start text:name="__RefHeading__336_1648876338"/>* <text:span text:style-name="T12">Site policies</text:span><text:bookmark-end text:name="__RefHeading__336_1648876338"/></text:h>
      <text:p text:style-name="P13">Muchas de las características asociadas a la autenticación se configuran desde Site Policies.</text:p>
      <text:p text:style-name="P14"><text:a xlink:type="simple" xlink:href="https://docs.moodle.org/25/en/Site_policies">https://docs.moodle.org/25/en/Site_policies</text:a></text:p>
      <text:p text:style-name="P14">Administration &gt; Site administration &gt; Security &gt; Site policies.</text:p>
      <text:h text:style-name="P45" text:outline-level="2"><text:bookmark-start text:name="__RefHeading__338_1648876338"/>* <text:span text:style-name="T13">Configuración propia del plugin</text:span><text:bookmark-end text:name="__RefHeading__338_1648876338"/></text:h>
      <text:p text:style-name="P15">Un plugin puede tener configuración propia, por ejemplo el none, tiene para habilitar los campos del profile a los cuales se les puede asignar alguno de los siguientes valores:</text:p>
      <text:p text:style-name="P11">LOCKED: No se incluye para completar</text:p>
      <text:p text:style-name="P11">UNLOCKED: Se incluye para completar</text:p>
      <text:h text:style-name="Heading_20_2" text:outline-level="2"><text:bookmark-start text:name="__RefHeading__626_76792402"/>* Prueba<text:span text:style-name="T1"> de plugin</text:span><text:bookmark-end text:name="__RefHeading__626_76792402"/></text:h>
      <text:p text:style-name="P2">Cuidado con la prueba del plugin. Dependiendo de las características del plugin utilizado puede resultar conveniente eliminar el usuario de la base de datos con el cual se está logueando.</text:p>
      <text:p text:style-name="P9">SELECT * FROM mdl_user WHERE username LIKE '%username%' #buscar usuario de prueba <text:soft-page-break/>para login</text:p>
      <text:p text:style-name="P9">DELETE FROM mdl_user WHERE id = 99999 #id encontrado en la consulta anterior</text:p>
      <text:h text:style-name="Heading_20_2" text:outline-level="2"><text:bookmark-start text:name="__RefHeading__789_76792402"/>* mnethostid<text:bookmark-end text:name="__RefHeading__789_76792402"/></text:h>
      <text:p text:style-name="P1">The mnethostid field is part of a new feature in Moodle 1.8 - the Moodle Networking feature. A single user account can now be used to access services on more than one Moodle, and so each user needs not just a userid, but also a <text:a xlink:type="simple" xlink:href="https://moodle.org/mod/glossary/showentry.php?eid=4418&amp;displayformat=dictionary">host</text:a>-id to identify her absolutely unambiguously. The mnethostid (moodle-network-host-id) field is this host-id and it's a foreign key to the 'mnet_host' table.<text:line-break/><text:line-break/>You might hear people referring to the networked Moodle project or feature as 'mnet'.<text:line-break/><text:line-break/>The correct value for this field is stored in the mdl_mnet_host table as the id of the record that represents your <text:a xlink:type="simple" xlink:href="https://moodle.org/mod/glossary/showentry.php?eid=30&amp;displayformat=dictionary">server</text:a>. In almost all cases, this value should be '1'. This value will be copied into the config table as 'mnet_localhost_id', and will be used to fill the mnethostid of new users as they're created on your system.<text:line-break/><text:line-break/>It sounds like you may have some code that updates (or perhaps creates) user records without honouring this value. I haven't heard anyone else report this issue, so if you have any custom code on your system then that might be causing the problem.<text:line-break/><text:line-break/>You could modify your 'update_record' function in /lib/dmllib.php to write an error to the log if it is asked to update a user record to have an mnethostid that isn't '1', and then re-write that value to '1'.<text:line-break/><text:line-break/>For example - this (PHP5 only) code should get an error stack and write it to your php error log:<text:line-break/>if ($table == 'user' &amp;&amp; property_exists($dataobject, 'mnethostid') &amp;&amp; $dataobject-&gt;mnethostid != $CFG-&gt;mnet_localhost_id) {<text:line-break/>try {<text:line-break/>throw new Exception('Trying to write user record with bogus mnethostid');<text:line-break/>} catch Exception($e) {<text:line-break/>$errstr = getTraceAsString();<text:line-break/>error_log($errstr);<text:line-break/>}<text:line-break/>$dataobject-&gt;mnethostid = $CFG-&gt;mnet_localhost_id;<text:line-break/>}<text:line-break/><text:line-break/>You could add this to update_record right after the globals get declared :<text:line-break/>global $db, $CFG; <text:line-break/><text:line-break/>Note that this code:</text:p>
      <text:list xml:id="list6275433593509340662" text:style-name="L1">
        <text:list-item>
          <text:p text:style-name="P42">Is completely untested </text:p>
        </text:list-item>
        <text:list-item>
          <text:p text:style-name="P42">And provided without any warranty, etc. </text:p>
        </text:list-item>
        <text:list-item>
          <text:p text:style-name="P42">And will absolutely break any moodle-networking you might be trying to do </text:p>
        </text:list-item>
        <text:list-item>
          <text:p text:style-name="P37">And assumes that the problem is in update_record rather than insert_record </text:p>
        </text:list-item>
      </text:list>
      <text:p text:style-name="P38">If you find that this solves the problem for you, please consider at least updating this forum, or if appropriate, creating a bug report on the tracker so that we can fix this issue before it bites anyone else.</text:p>
      <text:h text:style-name="Heading_20_2" text:outline-level="2"><text:bookmark-start text:name="__RefHeading__968_991508088"/><text:soft-page-break/>* <text:span text:style-name="T34">Acceso campus de prueba</text:span><text:bookmark-end text:name="__RefHeading__968_991508088"/></text:h>
      <text:p text:style-name="P41">Ip: 163.10.17.104</text:p>
      <text:p text:style-name="P41">url: <text:a xlink:type="simple" xlink:href="http://www.au24pruebas.econo.unlp.edu.ar/">http://www.au24pruebas.econo.unlp.edu.ar/</text:a></text:p>
      <text:p text:style-name="P41">ssh: root + clave de soporte</text:p>
      <text:p text:style-name="P41">administrador campus: admin clave de soporte con primera mayusculas y 1! al final</text:p>
      <text:h text:style-name="P50" text:outline-level="1"><text:bookmark-start text:name="__RefHeading__628_76792402"/><text:span text:style-name="T8">1 </text:span>Configurar plugin<text:bookmark-end text:name="__RefHeading__628_76792402"/></text:h>
      <text:p text:style-name="P2">moodle/auth/nombreplugin/auth.php //clase principal del plugin</text:p>
      <text:p text:style-name="P2">moodle/auth/nombreplugin/lang/en/auth_fceldap.php //configuracion en ingles</text:p>
      <text:p text:style-name="P2">moodle/auth/nombreplugin/lang/es/auth_fceldap.php //configuracion en español</text:p>
      <text:h text:style-name="Heading_20_2" text:outline-level="2"><text:bookmark-start text:name="__RefHeading__631_76792402"/>* <text:span text:style-name="T1">auth.php</text:span><text:bookmark-end text:name="__RefHeading__631_76792402"/></text:h>
      <text:p text:style-name="Preformatted_20_Text">&lt;?php </text:p>
      <text:p text:style-name="Preformatted_20_Text">require_once($CFG-&gt;libdir.'/authlib.php'); </text:p>
      <text:p text:style-name="Preformatted_20_Text"/>
      <text:p text:style-name="Preformatted_20_Text">class auth_plugin_<text:span text:style-name="T14">nombreplugin</text:span> extends auth_plugin_base {</text:p>
      <text:p text:style-name="P64"><text:tab/>$this-&gt;authtype = 'nombreplugin'; //Es necesario completar este atributo para que el plugin detecte el archivo de lenguaje</text:p>
      <text:p text:style-name="Preformatted_20_Text">}</text:p>
      <text:p text:style-name="Preformatted_20_Text">?&gt;</text:p>
      <text:h text:style-name="Heading_20_2" text:outline-level="2"><text:bookmark-start text:name="__RefHeading__633_76792402"/>* <text:span text:style-name="T1">auth_fceldap.php</text:span><text:bookmark-end text:name="__RefHeading__633_76792402"/></text:h>
      <text:p text:style-name="Preformatted_20_Text">&lt;?php</text:p>
      <text:p text:style-name="Preformatted_20_Text">$string['pluginname'] = 'FCE LDAP'; </text:p>
      <text:p text:style-name="Preformatted_20_Text">$string['auth_fceldapdescription'] = 'Autenticacion FCE LDAP';</text:p>
      <text:p text:style-name="Preformatted_20_Text">?<text:span text:style-name="T1">&gt;</text:span></text:p>
      <text:h text:style-name="P51" text:outline-level="1"><text:bookmark-start text:name="__RefHeading__643_76792402"/>2 Crear método de autentificación: user_login<text:bookmark-end text:name="__RefHeading__643_76792402"/></text:h>
      <text:p text:style-name="P8">Debemos definir <text:span text:style-name="T15">el metodo </text:span>user_login <text:span text:style-name="T15">en la clase </text:span>auth_plugin_<text:span text:style-name="T14">nombreplugin </text:span>para autentificar el usuario en el lugar deseado.</text:p>
      <text:p text:style-name="P7">user_login debe retornar true si el usuario está habilitado o false en caso contrario.</text:p>
      <text:p text:style-name="Preformatted_20_Text">/** </text:p>
      <text:p text:style-name="Preformatted_20_Text"><text:s text:c="2"/>* @override </text:p>
      <text:p text:style-name="Preformatted_20_Text"><text:s text:c="2"/>*/ </text:p>
      <text:p text:style-name="Preformatted_20_Text">function user_login($username, $password) {</text:p>
      <text:p text:style-name="P29"><text:tab/>//<text:span text:style-name="T14">TODO REALIZAR AUTENTIFICACION DESEADA</text:span></text:p>
      <text:p text:style-name="P65"><text:tab/>return true</text:p>
      <text:p text:style-name="Preformatted_20_Text">}</text:p>
      <text:p text:style-name="Preformatted_20_Text"/>
      <text:h text:style-name="P46" text:outline-level="2"><text:bookmark-start text:name="__RefHeading__714_76792402"/>* <text:span text:style-name="T9">Detalle de authenticate_user_login()</text:span><text:bookmark-end text:name="__RefHeading__714_76792402"/></text:h>
      <text:p text:style-name="P10">Una vez autentificado el usuario (user_login() retorno true): <text:span text:style-name="T14">Si el usuario ya existía en mdl_user, se actualizan sus datos de autenticación, si no existía en mdl_user, se crea el usuario completando sus </text:span><text:soft-page-break/><text:span text:style-name="T14">datos de autenticación. Los datos de autenticación son:</text:span></text:p>
      <text:p text:style-name="P5"><text:span text:style-name="T2">auth:</text:span> Plugin de autenticación utilizado</text:p>
      <text:p text:style-name="P5"><text:span text:style-name="T2">username:</text:span> Nombre de usuario utilizado para autenticación</text:p>
      <text:p text:style-name="P5"><text:span text:style-name="T2">password:</text:span> Password utilizado. Se carga con el valor not cached, si user_update_password no está definida correctamente.</text:p>
      <text:p text:style-name="P4">Tener cuidado con el plugin utilizado, si posteriormente se desactiva, entonces no permitirá loguear el usuario nuevamente.</text:p>
      <text:p text:style-name="P16">A continuación se describe el código ejecutado por authenticate_user_login luego de que user_login retornara true.</text:p>
      <text:p text:style-name="P28">if ($user-&gt;id) { <text:span text:style-name="T2">//LINEA 4481</text:span></text:p>
      <text:p text:style-name="P28"><text:s text:c="4"/>// User already exists in database. </text:p>
      <text:p text:style-name="P28"><text:s text:c="4"/>if (empty($user-&gt;auth)) { </text:p>
      <text:p text:style-name="P28"><text:s text:c="8"/>// For some reason auth isn't set yet. </text:p>
      <text:p text:style-name="P28"><text:s text:c="8"/>$DB-&gt;set_field('user', 'auth', $auth, array('id' =&gt; $user-&gt;id)); </text:p>
      <text:p text:style-name="P28"><text:s text:c="8"/>$user-&gt;auth = $auth; </text:p>
      <text:p text:style-name="P28"><text:s text:c="4"/>} </text:p>
      <text:p text:style-name="P28"/>
      <text:p text:style-name="P28"><text:s text:c="4"/>// If the existing hash is using an out-of-date algorithm (or the legacy md5 algorithm), then we should update to </text:p>
      <text:p text:style-name="P28"><text:s text:c="4"/>// the current hash algorithm while we have access to the user's password. </text:p>
      <text:p text:style-name="P28"><text:s text:c="4"/>update_internal_user_password($user, $password); <text:span text:style-name="T2">//SI EXISTE SE ACTUALIZA PASSWORD EN mdl_user</text:span></text:p>
      <text:p text:style-name="P28"/>
      <text:p text:style-name="P28"><text:s text:c="4"/>if ($authplugin-&gt;is_synchronised_with_external()) { </text:p>
      <text:p text:style-name="P28"><text:s text:c="8"/>// Update user record from external DB. </text:p>
      <text:p text:style-name="P28"><text:s text:c="8"/>$user = <text:span text:style-name="T35">update_user_record_by_id</text:span>($user-&gt;id); <text:span text:style-name="T2">//SI ESTA CONFIGURADO SE ACTUALIZA</text:span><text:span text:style-name="T4">N LOS DATOS DE LA BASE DEL MOODLE CON LOS EXTRAIDOS DE LA </text:span><text:span text:style-name="T2">BASE EXTERNA</text:span></text:p>
      <text:p text:style-name="P28"><text:s text:c="4"/>} </text:p>
      <text:p text:style-name="P28">} else { </text:p>
      <text:p text:style-name="P28"><text:s text:c="4"/>// Create account, we verified above that user creation is allowed. </text:p>
      <text:p text:style-name="P28"><text:s text:c="4"/>$user = create_user_record($username, $password, $auth); <text:span text:style-name="T2">//SI NO EXISTE SE CREA UNA FILA EN mdl_user solo con $username, $password y plugin de autenticación utilizado</text:span></text:p>
      <text:p text:style-name="P28">}</text:p>
      <text:p text:style-name="Preformatted_20_Text"/>
      <text:h text:style-name="P52" text:outline-level="1"><text:bookmark-start text:name="__RefHeading__716_76792402"/>3 Actualizar mdl_user con datos obtenidos de fuente externa.<text:bookmark-end text:name="__RefHeading__716_76792402"/></text:h>
      <text:h text:style-name="Heading_20_2" text:outline-level="2"><text:bookmark-start text:name="__RefHeading__718_76792402"/>* is_synchronised_with_external<text:bookmark-end text:name="__RefHeading__718_76792402"/></text:h>
      <text:p text:style-name="P17">Inicialmente debemos indicarle al moodle que una vez autentificado, deseamos actualizar los datos del moodle con los de la fuente externa, se define el siguiente método en la clase <text:span text:style-name="T8">auth_plugin_nombreplugin</text:span></text:p>
      <text:p text:style-name="Preformatted_20_Text">function is_synchronised_with_external() { </text:p>
      <text:p text:style-name="Preformatted_20_Text"><text:tab/>return true; </text:p>
      <text:p text:style-name="Preformatted_20_Text">} </text:p>
      <text:h text:style-name="Heading_20_2" text:outline-level="2"><text:bookmark-start text:name="__RefHeading__720_76792402"/><text:soft-page-break/>* <text:span text:style-name="T16">configurar fields que se desean actualizar</text:span><text:bookmark-end text:name="__RefHeading__720_76792402"/></text:h>
      <text:p text:style-name="P18">Se debe redefinir el constructor del plugin para configurar los fields que se desean actualizar, por ejemplo:</text:p>
      <text:p text:style-name="Preformatted_20_Text">function __construct() { </text:p>
      <text:p text:style-name="Preformatted_20_Text"><text:s text:c="4"/>$this-&gt;authtype = '<text:span text:style-name="T16">pluginname</text:span>'; </text:p>
      <text:p text:style-name="Preformatted_20_Text"/>
      <text:p text:style-name="Preformatted_20_Text"><text:s text:c="4"/>foreach($this-&gt;userfields as $value) { </text:p>
      <text:p text:style-name="Preformatted_20_Text"><text:s text:c="6"/>$this-&gt;config-&gt;{'field_updatelocal_' . $value} = "onlogin"; </text:p>
      <text:p text:style-name="Preformatted_20_Text"><text:s text:c="6"/>$this-&gt;config-&gt;{'field_lock_' . $value} = "unlockedifempty"; </text:p>
      <text:p text:style-name="Preformatted_20_Text"><text:s text:c="4"/>} </text:p>
      <text:p text:style-name="Preformatted_20_Text"><text:s/></text:p>
      <text:p text:style-name="Preformatted_20_Text"><text:s text:c="2"/>}</text:p>
      <text:p text:style-name="P30"/>
      <text:p text:style-name="P19">Nota: <text:span text:style-name="T7">El atributo userfields es un array que almacena los fields del usuario, a saber:</text:span></text:p>
      <text:p text:style-name="P39">"firstname", "lastname", "email", "city", "country", "lang", "description", "url", "idnumber", "institution", "department", "phone1", "phone2" , "address"</text:p>
      <text:p text:style-name="P21"><text:span text:style-name="T18">Nota 2:</text:span><text:span text:style-name="T17"> Si sólo queremos actualizar algunos fields, simplemente restringimos los valores de la configuración</text:span></text:p>
      <text:h text:style-name="Heading_20_2" text:outline-level="2"><text:bookmark-start text:name="__RefHeading__722_76792402"/>* Definir método get_userinfo($username)<text:bookmark-end text:name="__RefHeading__722_76792402"/></text:h>
      <text:p text:style-name="P20">Se debe definir el método del plugin get_userinfo($username)</text:p>
      <text:p text:style-name="P20">Este método debe conectarse a la fuente externa y definir un array asociativo respetando el nombre de los campos del atributo userfields.</text:p>
      <text:p text:style-name="Preformatted_20_Text"/>
      <text:h text:style-name="P47" text:outline-level="2"><text:bookmark-start text:name="__RefHeading__724_76792402"/>* <text:span text:style-name="T9">Detalle de authenticate_user_login()</text:span><text:bookmark-end text:name="__RefHeading__724_76792402"/></text:h>
      <text:p text:style-name="P17">Luego de autentificado el usuario (plugin.user_login retorna true) y si está definida la sincronización externa (plugin.is_synchronised_with_external retorna true) entonces se ac<text:span text:style-name="T16">tualiza la información de la base de datos local del moodle con la extraída del usuario.</text:span></text:p>
      <text:p text:style-name="P18">Se ejecuta la función update_user_record_by_id definida en moodlelib:</text:p>
      <text:p text:style-name="Preformatted_20_Text">/** </text:p>
      <text:p text:style-name="Preformatted_20_Text"><text:s/>* Will update a local user record from an external source (MNET users can not be updated using this method!). </text:p>
      <text:p text:style-name="Preformatted_20_Text"><text:s/>* </text:p>
      <text:p text:style-name="Preformatted_20_Text"><text:s/>* @param int $id user id </text:p>
      <text:p text:style-name="Preformatted_20_Text"><text:s/>* @return stdClass A complete user object </text:p>
      <text:p text:style-name="Preformatted_20_Text"><text:s/>*/ </text:p>
      <text:p text:style-name="Preformatted_20_Text">function <text:span text:style-name="T35">update_user_record_by_id</text:span>($id) { </text:p>
      <text:p text:style-name="Preformatted_20_Text"><text:s text:c="4"/>global $DB, $CFG; </text:p>
      <text:p text:style-name="Preformatted_20_Text"><text:s text:c="4"/>require_once($CFG-&gt;dirroot."/user/profile/lib.php"); </text:p>
      <text:p text:style-name="Preformatted_20_Text"><text:s text:c="4"/>require_once($CFG-&gt;dirroot.'/user/lib.php'); </text:p>
      <text:p text:style-name="Preformatted_20_Text"/>
      <text:p text:style-name="Preformatted_20_Text"><text:s text:c="4"/>$params = array('mnethostid' =&gt; $CFG-&gt;mnet_localhost_id, 'id' =&gt; $id, 'deleted' =&gt; 0); </text:p>
      <text:p text:style-name="Preformatted_20_Text"><text:s text:c="4"/>$oldinfo = $DB-&gt;get_record('user', $params, '*', MUST_EXIST); </text:p>
      <text:p text:style-name="Preformatted_20_Text"/>
      <text:p text:style-name="Preformatted_20_Text"><text:soft-page-break/><text:s text:c="4"/>$newuser = array(); </text:p>
      <text:p text:style-name="Preformatted_20_Text"><text:s text:c="4"/>$userauth = get_auth_plugin($oldinfo-&gt;auth); </text:p>
      <text:p text:style-name="Preformatted_20_Text"/>
      <text:p text:style-name="Preformatted_20_Text"><text:s text:c="4"/>if ($newinfo = $userauth-&gt;get_userinfo($oldinfo-&gt;username)) { </text:p>
      <text:p text:style-name="Preformatted_20_Text"><text:s text:c="8"/>$newinfo = truncate_userinfo($newinfo); </text:p>
      <text:p text:style-name="Preformatted_20_Text"><text:s text:c="8"/>$customfields = $userauth-&gt;get_custom_user_profile_fields(); </text:p>
      <text:p text:style-name="Preformatted_20_Text"/>
      <text:p text:style-name="Preformatted_20_Text"><text:s text:c="3"/></text:p>
      <text:p text:style-name="Preformatted_20_Text"/>
      <text:p text:style-name="Preformatted_20_Text"><text:s text:c="8"/>foreach ($newinfo as $key =&gt; $value) { </text:p>
      <text:p text:style-name="Preformatted_20_Text"><text:s text:c="12"/>$key = strtolower($key); </text:p>
      <text:p text:style-name="Preformatted_20_Text"><text:s text:c="12"/>$iscustom = in_array($key, $customfields); </text:p>
      <text:p text:style-name="Preformatted_20_Text"><text:s text:c="12"/>if ((!property_exists($oldinfo, $key) &amp;&amp; !$iscustom) or $key === 'username' or $key === 'id' </text:p>
      <text:p text:style-name="Preformatted_20_Text"><text:s text:c="20"/>or $key === 'auth' or $key === 'mnethostid' or $key === 'deleted') { </text:p>
      <text:p text:style-name="Preformatted_20_Text"><text:s text:c="16"/>// Unknown or must not be changed. </text:p>
      <text:p text:style-name="Preformatted_20_Text"><text:s text:c="16"/>continue; </text:p>
      <text:p text:style-name="Preformatted_20_Text"><text:s text:c="12"/>} </text:p>
      <text:p text:style-name="Preformatted_20_Text"><text:s text:c="12"/>$confval = $userauth-&gt;config-&gt;{'field_updatelocal_' . $key}; </text:p>
      <text:p text:style-name="Preformatted_20_Text"><text:s text:c="12"/>$lockval = $userauth-&gt;config-&gt;{'field_lock_' . $key}; </text:p>
      <text:p text:style-name="Preformatted_20_Text"><text:s text:c="12"/>if (empty($confval) || empty($lockval)) { </text:p>
      <text:p text:style-name="Preformatted_20_Text"><text:s text:c="16"/>continue; </text:p>
      <text:p text:style-name="Preformatted_20_Text"><text:s text:c="12"/>} </text:p>
      <text:p text:style-name="Preformatted_20_Text"><text:s text:c="12"/>if ($confval === 'onlogin') { </text:p>
      <text:p text:style-name="Preformatted_20_Text"><text:s text:c="16"/>// MDL-4207 Don't overwrite modified user profile values with </text:p>
      <text:p text:style-name="Preformatted_20_Text"><text:s text:c="16"/>// empty LDAP values when 'unlocked if empty' is set. The purpose </text:p>
      <text:p text:style-name="Preformatted_20_Text"><text:s text:c="16"/>// of the setting 'unlocked if empty' is to allow the user to fill </text:p>
      <text:p text:style-name="Preformatted_20_Text"><text:s text:c="16"/>// in a value for the selected field _if LDAP is giving </text:p>
      <text:p text:style-name="Preformatted_20_Text"><text:s text:c="16"/>// nothing_ for this field. Thus it makes sense to let this value </text:p>
      <text:p text:style-name="Preformatted_20_Text"><text:s text:c="16"/>// stand in until LDAP is giving a value for this field. </text:p>
      <text:p text:style-name="Preformatted_20_Text"><text:s text:c="16"/>if (!(empty($value) &amp;&amp; $lockval === 'unlockedifempty')) { </text:p>
      <text:p text:style-name="Preformatted_20_Text"><text:s text:c="20"/>if ($iscustom || (in_array($key, $userauth-&gt;userfields) &amp;&amp; </text:p>
      <text:p text:style-name="Preformatted_20_Text"><text:s text:c="28"/>((string)$oldinfo-&gt;$key !== (string)$value))) { </text:p>
      <text:p text:style-name="Preformatted_20_Text"><text:s text:c="24"/>$newuser[$key] = (string)$value; </text:p>
      <text:p text:style-name="Preformatted_20_Text"><text:s text:c="20"/>} </text:p>
      <text:p text:style-name="Preformatted_20_Text"><text:s text:c="16"/>} </text:p>
      <text:p text:style-name="Preformatted_20_Text"><text:s text:c="12"/>} </text:p>
      <text:p text:style-name="Preformatted_20_Text"><text:s text:c="8"/>} </text:p>
      <text:p text:style-name="Preformatted_20_Text"><text:s text:c="8"/>if ($newuser) { </text:p>
      <text:p text:style-name="Preformatted_20_Text"><text:s text:c="12"/>$newuser['id'] = $oldinfo-&gt;id; </text:p>
      <text:p text:style-name="Preformatted_20_Text"><text:s text:c="12"/>$newuser['timemodified'] = time(); </text:p>
      <text:p text:style-name="Preformatted_20_Text"><text:s text:c="12"/>user_update_user((object) $newuser, false, false); </text:p>
      <text:p text:style-name="Preformatted_20_Text"/>
      <text:p text:style-name="Preformatted_20_Text"><text:s text:c="12"/>// Save user profile data. </text:p>
      <text:p text:style-name="Preformatted_20_Text"><text:s text:c="12"/>profile_save_data((object) $newuser); </text:p>
      <text:p text:style-name="Preformatted_20_Text"/>
      <text:p text:style-name="Preformatted_20_Text"><text:s text:c="12"/>// Trigger event. </text:p>
      <text:p text:style-name="Preformatted_20_Text"><text:s text:c="12"/>\core\event\user_updated::create_from_userid($newuser['id'])-&gt;trigger(); </text:p>
      <text:p text:style-name="Preformatted_20_Text"><text:s text:c="8"/>} </text:p>
      <text:p text:style-name="Preformatted_20_Text"><text:s text:c="4"/>} </text:p>
      <text:p text:style-name="Preformatted_20_Text"/>
      <text:p text:style-name="Preformatted_20_Text"><text:s text:c="4"/>return get_complete_user_data('id', $oldinfo-&gt;id); </text:p>
      <text:p text:style-name="Preformatted_20_Text">}</text:p>
      <text:h text:style-name="Heading_20_1" text:outline-level="1"><text:bookmark-start text:name="__RefHeading__736_76792402"/><text:soft-page-break/>4 <text:span text:style-name="T20">Detalle de los métodos del plugin de autenticación</text:span><text:bookmark-end text:name="__RefHeading__736_76792402"/></text:h>
      <text:h text:style-name="P48" text:outline-level="2"><text:bookmark-start text:name="__RefHeading__738_76792402"/>* can_change_password()<text:bookmark-end text:name="__RefHeading__738_76792402"/></text:h>
      <text:p text:style-name="P23">Se refiere a si el usuario una vez logueado puede modificar el password</text:p>
      <text:h text:style-name="P48" text:outline-level="2"><text:bookmark-start text:name="__RefHeading__387_1648876338"/>* can_edit_profile()<text:bookmark-end text:name="__RefHeading__387_1648876338"/></text:h>
      <text:p text:style-name="P23">Se refiere a si el usuario, una vez logueado puede editar el perfil.</text:p>
      <text:p text:style-name="P24">Una vez realizada la autenticación Moodle requiere que ciertos campos del usuario estén completos:</text:p>
      <text:p text:style-name="P24"><text:tab/><text:span text:style-name="T26">firstname Nombres.</text:span></text:p>
      <text:p text:style-name="P24"><text:tab/><text:span text:style-name="T26">lastname Apellidos.</text:span></text:p>
      <text:p text:style-name="P24"><text:tab/><text:span text:style-name="T26">email Email.</text:span></text:p>
      <text:p text:style-name="P24">Si no están completos, se accederá a la pantalla para completar los datos del perfil.</text:p>
      <text:p text:style-name="P24">Si el plugin tiene deshabilitada la opción para modificar el perfil entonces se mostrará un mensaje de error y no se permitirá acceder al Moodle.</text:p>
      <text:p text:style-name="P24">Si el plugin tiene deshabilitados la opción para modificar el perfil, entonces en el mismo plugin se deben completar <text:span text:style-name="T27">dichos </text:span>datos requeridos.</text:p>
      <text:h text:style-name="P48" text:outline-level="2"><text:bookmark-start text:name="__RefHeading__389_1648876338"/>* can_reset_password()<text:bookmark-end text:name="__RefHeading__389_1648876338"/></text:h>
      <text:p text:style-name="P23">Se refiere a si el usuario una vez logueado puede resetear el password</text:p>
      <text:h text:style-name="P48" text:outline-level="2"><text:bookmark-start text:name="__RefHeading__391_1648876338"/>* <text:span text:style-name="T28">is_internal()</text:span><text:bookmark-end text:name="__RefHeading__391_1648876338"/></text:h>
      <text:p text:style-name="P25"><text:span text:style-name="T29">1) </text:span>Si <text:span text:style-name="T22">is_internal</text:span><text:span text:style-name="T29"> </text:span>retorna true y <text:span text:style-name="T21">user_login</text:span> retorna true, entonces se <text:span text:style-name="T29">crea o </text:span>actualiza <text:span text:style-name="T29">el valor </text:span><text:bookmark-start text:name="__DdeLink__379_1648876338"/><text:span text:style-name="T29">mdl_user.password</text:span><text:bookmark-end text:name="__DdeLink__379_1648876338"/><text:span text:style-name="T29"> con el md5 del password ingresado.</text:span></text:p>
      <text:p text:style-name="P25"><text:span text:style-name="T29">2) </text:span>Si <text:span text:style-name="T22">is_internal</text:span><text:span text:style-name="T29"> </text:span>no retorna true y <text:span text:style-name="T21">user_login </text:span>retorna true, entonces <text:span text:style-name="T29">se crea o actualiza el valor mdl_user.password con el string "not_cached".</text:span></text:p>
      <text:p text:style-name="P22">Las creaciones o actualizaciones mencionadas en 1 y 2 <text:span text:style-name="T2">no</text:span> se realizan mediante el método <text:span text:style-name="T21">user_update_password</text:span><text:span text:style-name="T23"> </text:span><text:span text:style-name="T25">definido en el plugin</text:span><text:span text:style-name="T24">.</text:span></text:p>
      <text:h text:style-name="P53" text:outline-level="1"><text:bookmark-start text:name="__RefHeading__650_76792402"/>Librerías y ejemplos para utilizar en plugins<text:bookmark-end text:name="__RefHeading__650_76792402"/></text:h>
      <text:p text:style-name="P27">Consultar documentación interna para más detalle</text:p>
      <text:h text:style-name="P48" text:outline-level="2"><text:bookmark-start text:name="__RefHeading__768_76792402"/>* Clase para manipular usuarios<text:bookmark-end text:name="__RefHeading__768_76792402"/></text:h>
      <text:p text:style-name="P34"><text:bookmark-start text:name="__DdeLink__397_1648876338"/>$user = new stdClass();</text:p>
      <text:p text:style-name="P34">$user-&gt;id <text:s text:c="2"/>= 1; //cada atributo coincide con un campo de la base de datos</text:p>
      <text:p text:style-name="P34">$user-&gt;suspended = 1; <text:bookmark-end text:name="__DdeLink__397_1648876338"/></text:p>
      <text:p text:style-name="P34">…</text:p>
      <text:h text:style-name="P48" text:outline-level="2"><text:bookmark-start text:name="__RefHeading__356_1648876338"/><text:soft-page-break/>* <text:span text:style-name="T30">Librería para acceder a la base de datos: moodle/lib/dml/moodle_database.php</text:span><text:bookmark-end text:name="__RefHeading__356_1648876338"/></text:h>
      <text:h text:style-name="P54" text:outline-level="3"><text:bookmark-start text:name="__RefHeading__358_1648876338"/>&gt; <text:span text:style-name="T30">Ejemplo: Obtener un usuario de mdl_user o false si no existe</text:span><text:bookmark-end text:name="__RefHeading__358_1648876338"/></text:h>
      <text:p text:style-name="P34">global $DB;</text:p>
      <text:p text:style-name="P34"><text:bookmark-start text:name="__DdeLink__223_1648876338"/>$user = $DB-&gt;get_record('user', array('username'=&gt;$username, 'mnethostid'=&gt;$CFG-&gt;mnet_localhost_id)<text:bookmark-end text:name="__DdeLink__223_1648876338"/></text:p>
      <text:h text:style-name="P55" text:outline-level="3"><text:bookmark-start text:name="__RefHeading__655_825685526"/>&gt; Ejemplo: Insertar usuario<text:bookmark-end text:name="__RefHeading__655_825685526"/></text:h>
      <text:p text:style-name="P34">$user = new stdClass();</text:p>
      <text:p text:style-name="P34">$user-&gt;username = $username;</text:p>
      <text:p text:style-name="P34">$result = $DB-&gt;insert_record('user', $user);</text:p>
      <text:h text:style-name="P55" text:outline-level="3"><text:bookmark-start text:name="__RefHeading__657_825685526"/>&gt; Ejemplo: Actualizar usuario<text:bookmark-end text:name="__RefHeading__657_825685526"/></text:h>
      <text:p text:style-name="P34">$user-&gt;lastname = $rowUser["apellidos<text:span text:style-name="T31">2</text:span>"];</text:p>
      <text:p text:style-name="P34">$result = $DB-&gt;update_record('user', $user);</text:p>
      <text:h text:style-name="P48" text:outline-level="2"><text:bookmark-start text:name="__RefHeading__368_1648876338"/>* <text:span text:style-name="T32">Librería de manipulación de usuarios: moodle/user/lib.php</text:span><text:bookmark-end text:name="__RefHeading__368_1648876338"/></text:h>
      <text:p text:style-name="P26">Esta librería provee un conjunto de funciones para manipular usuarios, habría que analizarla para ver las ventajas y desventajas. <text:span text:style-name="T33">Por el momento no la use.</text:span></text:p>
      <text:h text:style-name="P56" text:outline-level="3"><text:bookmark-start text:name="__RefHeading__370_1648876338"/>&gt; Lista de funciones<text:bookmark-end text:name="__RefHeading__370_1648876338"/></text:h>
      <text:p text:style-name="P34"><text:bookmark-start text:name="__DdeLink__395_1648876338"/>function user_create_user($user, $updatepassword = true, $triggerevent = true)<text:bookmark-end text:name="__DdeLink__395_1648876338"/></text:p>
      <text:p text:style-name="P34">function <text:bookmark-start text:name="__DdeLink__399_1648876338"/>user_update_user<text:bookmark-end text:name="__DdeLink__399_1648876338"/>($user, $updatepassword = true, $triggerevent = true)</text:p>
      <text:p text:style-name="P34">function user_delete_user($user)</text:p>
      <text:p text:style-name="P34">function user_get_users_by_id($userids)</text:p>
      <text:p text:style-name="P34"><text:bookmark-start text:name="__DdeLink__210_1648876338"/>function user_get_default_fields()<text:bookmark-end text:name="__DdeLink__210_1648876338"/></text:p>
      <text:p text:style-name="P34">function user_get_user_details($user, $course = null, array $userfields = array())</text:p>
      <text:p text:style-name="P34">function user_get_user_details_courses($user)</text:p>
      <text:p text:style-name="P34">function user_get_users_by_id($userids)</text:p>
      <text:p text:style-name="P34">function user_page_type_list($pagetype, $parentcontext, $currentcontext)</text:p>
      <text:p text:style-name="P34">function user_update_user($user, $updatepassword = true, $triggerevent = true)</text:p>
      <text:h text:style-name="P57" text:outline-level="3"><text:bookmark-start text:name="__RefHeading__372_1648876338"/>&gt; Ejemplo actualizar usuario: user_update_user<text:bookmark-end text:name="__RefHeading__372_1648876338"/></text:h>
      <text:p text:style-name="P34">$updateuser = new stdClass();</text:p>
      <text:p text:style-name="P34">$updateuser-&gt;id <text:s text:c="2"/>= 1; //completar con id existente</text:p>
      <text:p text:style-name="P34">$updateuser-&gt;suspended = 1; //cada atributo coincide con un campo de la base de datos</text:p>
      <text:p text:style-name="P33">user_update_user($updateuser, false);</text:p>
      <text:h text:style-name="P49" text:outline-level="2"><text:bookmark-start text:name="__RefHeading__671_76792402"/>* <text:span text:style-name="T19">Librería de uso general moodle/lib/moodlelib.php</text:span><text:bookmark-end text:name="__RefHeading__671_76792402"/></text:h>
      <text:h text:style-name="P58" text:outline-level="3"><text:bookmark-start text:name="__DdeLink__402_1648876338"/><text:bookmark-start text:name="__RefHeading__673_76792402"/><text:span text:style-name="T10">&gt;</text:span> <text:span text:style-name="T10">Si existe usuario en mdl_user, validar password</text:span><text:bookmark-end text:name="__DdeLink__402_1648876338"/><text:bookmark-end text:name="__RefHeading__673_76792402"/></text:h>
      <text:p text:style-name="P31"><text:bookmark-start text:name="__DdeLink__392_1648876338"/>$user = $DB-&gt;get_record('user', array('username'=&gt;$username, 'mnethostid'=&gt;$CFG-&gt;mnet_localhost_id)<text:bookmark-end text:name="__DdeLink__392_1648876338"/></text:p>
      <text:p text:style-name="P31">validate_internal_user_password($user, $password);</text:p>
      <text:h text:style-name="P59" text:outline-level="3"><text:bookmark-start text:name="__RefHeading__364_1648876338"/>&gt; Obtener usuario utilizando id<text:bookmark-end text:name="__RefHeading__364_1648876338"/></text:h>
      <text:p text:style-name="P31">$user = <text:bookmark-start text:name="__DdeLink__10_1400960454"/>get_complete_user_data<text:bookmark-end text:name="__DdeLink__10_1400960454"/>('id', $user-&gt;id);</text:p>
      <text:h text:style-name="P59" text:outline-level="3"><text:bookmark-start text:name="__RefHeading__675_76792402"/>&gt; Obtener usuario utilizando <text:span text:style-name="T9">username</text:span><text:bookmark-end text:name="__RefHeading__675_76792402"/></text:h>
      <text:p text:style-name="P32">$user = get_complete_user_data('username', $username, $CFG-&gt;mnet_localhost_id)</text:p>
      <text:h text:style-name="P60" text:outline-level="3"><text:bookmark-start text:name="__RefHeading__366_1648876338"/>&gt; Actualizar password del usuario<text:bookmark-end text:name="__RefHeading__366_1648876338"/></text:h>
      <text:p text:style-name="P31">update_internal_user_password($user, $newpassword);</text:p>
      <text:h text:style-name="P61" text:outline-level="3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programacion" style:family="paragraph" style:parent-style-name="Standard" style:class="text" style:master-page-name="">
      <style:paragraph-properties style:page-number="auto"/>
      <style:text-properties fo:color="#009900" style:font-name="Liberation Mono" fo:font-family="'Liberation Mono'" style:font-style-name="Normal" style:font-family-generic="modern" style:font-pitch="fixed" fo:font-size="8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4-10T09:23:29.140029955</meta:creation-date>
    <dc:date>2015-04-10T12:04:02.824518434</dc:date>
    <dc:creator>ivan </dc:creator>
    <meta:editing-duration>PT9M27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9" meta:paragraph-count="272" meta:word-count="2288" meta:character-count="16989" meta:non-whitespace-character-count="14164"/>
  </office:meta>
</office:document-meta>
</file>